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WebConstraintValidatorFactory.getWebApplication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WebConstraintValidatorFactory.releaseInstance( ConstraintValidator &lt; ? , ? &gt;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WebConstraintValidatorFactory.getInstance( Class &lt; T &gt;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